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4a13061" officeooo:paragraph-rsid="04a13061"/>
    </style:style>
    <style:style style:name="P5" style:family="paragraph" style:parent-style-name="Text_20_body">
      <style:text-properties officeooo:rsid="04a4b29e" officeooo:paragraph-rsid="04a4b29e"/>
    </style:style>
    <style:style style:name="P6" style:family="paragraph" style:parent-style-name="Text_20_body">
      <style:text-properties officeooo:rsid="04a581bd" officeooo:paragraph-rsid="04a581bd"/>
    </style:style>
    <style:style style:name="P7" style:family="paragraph" style:parent-style-name="Text_20_body">
      <style:text-properties officeooo:rsid="04af5c84" officeooo:paragraph-rsid="04af5c84"/>
    </style:style>
    <style:style style:name="P8" style:family="paragraph" style:parent-style-name="Text_20_body">
      <style:text-properties officeooo:rsid="04af5c84" officeooo:paragraph-rsid="04b02afd"/>
    </style:style>
    <style:style style:name="P9" style:family="paragraph" style:parent-style-name="Text_20_body">
      <style:text-properties officeooo:rsid="04b02afd" officeooo:paragraph-rsid="04b02afd"/>
    </style:style>
    <style:style style:name="P10" style:family="paragraph" style:parent-style-name="Text_20_body">
      <style:text-properties officeooo:rsid="04b8121c" officeooo:paragraph-rsid="04b8121c"/>
    </style:style>
    <style:style style:name="P11" style:family="paragraph" style:parent-style-name="Text_20_body">
      <style:text-properties officeooo:rsid="04d0d5e3" officeooo:paragraph-rsid="04d0d5e3"/>
    </style:style>
    <style:style style:name="P12" style:family="paragraph" style:parent-style-name="Text_20_body">
      <style:text-properties officeooo:rsid="04d45578" officeooo:paragraph-rsid="04fe5cf0"/>
    </style:style>
    <style:style style:name="P13" style:family="paragraph" style:parent-style-name="Text_20_body">
      <style:text-properties officeooo:rsid="04dacaf5" officeooo:paragraph-rsid="04fe5cf0"/>
    </style:style>
    <style:style style:name="P14" style:family="paragraph" style:parent-style-name="Text_20_body">
      <style:text-properties officeooo:rsid="050fce88" officeooo:paragraph-rsid="050fce88"/>
    </style:style>
    <style:style style:name="P15" style:family="paragraph" style:parent-style-name="Text_20_body">
      <style:text-properties officeooo:rsid="05129952" officeooo:paragraph-rsid="05129952"/>
    </style:style>
    <style:style style:name="P16" style:family="paragraph" style:parent-style-name="Text_20_body">
      <style:text-properties officeooo:rsid="0515d7b5" officeooo:paragraph-rsid="0515d7b5"/>
    </style:style>
    <style:style style:name="P17" style:family="paragraph" style:parent-style-name="Text_20_body">
      <style:text-properties officeooo:rsid="05173bce" officeooo:paragraph-rsid="05173bce"/>
    </style:style>
    <style:style style:name="P18" style:family="paragraph" style:parent-style-name="Heading_20_2">
      <style:text-properties officeooo:paragraph-rsid="03f4cd97"/>
    </style:style>
    <style:style style:name="P19" style:family="paragraph" style:parent-style-name="Heading_20_2">
      <style:text-properties officeooo:rsid="04e18b02" officeooo:paragraph-rsid="04fe5cf0"/>
    </style:style>
    <style:style style:name="P20" style:family="paragraph" style:parent-style-name="Heading_20_2">
      <style:text-properties officeooo:rsid="04e65c9c" officeooo:paragraph-rsid="04e65c9c"/>
    </style:style>
    <style:style style:name="P21" style:family="paragraph" style:parent-style-name="Heading_20_2">
      <style:text-properties officeooo:rsid="04e6d15b" officeooo:paragraph-rsid="04e8bfc6"/>
    </style:style>
    <style:style style:name="P22" style:family="paragraph" style:parent-style-name="Heading_20_2">
      <style:text-properties officeooo:rsid="04ebfafe" officeooo:paragraph-rsid="04f0d3f1"/>
    </style:style>
    <style:style style:name="P23" style:family="paragraph" style:parent-style-name="Heading_20_2">
      <style:text-properties officeooo:rsid="04eee793" officeooo:paragraph-rsid="0501427f"/>
    </style:style>
    <style:style style:name="P24" style:family="paragraph" style:parent-style-name="Heading_20_2">
      <style:text-properties officeooo:rsid="04f0fe59" officeooo:paragraph-rsid="04f0fe59"/>
    </style:style>
    <style:style style:name="P25" style:family="paragraph" style:parent-style-name="Heading_20_2">
      <style:text-properties officeooo:rsid="05033681" officeooo:paragraph-rsid="05033681"/>
    </style:style>
    <style:style style:name="P26" style:family="paragraph" style:parent-style-name="Heading_20_2">
      <style:text-properties officeooo:rsid="050a0f88" officeooo:paragraph-rsid="050a0f88"/>
    </style:style>
    <style:style style:name="P27" style:family="paragraph" style:parent-style-name="Heading_20_2">
      <style:text-properties officeooo:rsid="050a9741" officeooo:paragraph-rsid="050a9741"/>
    </style:style>
    <style:style style:name="P28" style:family="paragraph" style:parent-style-name="Heading_20_2">
      <style:text-properties officeooo:rsid="050abd1e" officeooo:paragraph-rsid="050abd1e"/>
    </style:style>
    <style:style style:name="P29" style:family="paragraph" style:parent-style-name="Heading_20_2">
      <style:text-properties officeooo:rsid="050fce88" officeooo:paragraph-rsid="050fce88"/>
    </style:style>
    <style:style style:name="P30" style:family="paragraph" style:parent-style-name="Heading_20_2">
      <style:text-properties style:font-name="Consolas" fo:font-size="12pt" officeooo:rsid="04e6d15b" officeooo:paragraph-rsid="04e6d15b" style:font-size-asian="12pt" style:font-name-complex="David CLM1" style:font-size-complex="12pt"/>
    </style:style>
    <style:style style:name="P31" style:family="paragraph" style:parent-style-name="Heading_20_2">
      <style:text-properties style:font-name="Consolas" fo:font-size="12pt" officeooo:rsid="04e8bfc6" officeooo:paragraph-rsid="04e8bfc6" style:font-size-asian="12pt" style:font-name-complex="David CLM1" style:font-size-complex="12pt"/>
    </style:style>
    <style:style style:name="P32" style:family="paragraph" style:parent-style-name="Heading_20_2">
      <style:text-properties style:font-name="Consolas" fo:font-size="12pt" officeooo:rsid="04f9fdc4" officeooo:paragraph-rsid="04f0fe59" style:font-size-asian="12pt" style:font-name-complex="David CLM1" style:font-size-complex="12pt"/>
    </style:style>
    <style:style style:name="P33" style:family="paragraph" style:parent-style-name="Heading_20_2">
      <style:text-properties style:font-name="Consolas" fo:font-size="12pt" officeooo:rsid="04f9fdc4" officeooo:paragraph-rsid="04fe5cf0" style:font-size-asian="12pt" style:font-name-complex="David CLM1" style:font-size-complex="12pt"/>
    </style:style>
    <style:style style:name="P34" style:family="paragraph" style:parent-style-name="Heading_20_2">
      <style:text-properties style:font-name="Consolas" fo:font-size="12pt" officeooo:rsid="05173bce" officeooo:paragraph-rsid="05173bce" style:font-size-asian="12pt" style:font-name-complex="David CLM1" style:font-size-complex="12pt"/>
    </style:style>
    <style:style style:name="P35" style:family="paragraph" style:parent-style-name="Heading_20_2">
      <style:text-properties style:font-name="Consolas" fo:font-size="12pt" officeooo:rsid="05173bce" officeooo:paragraph-rsid="05184f91" style:font-size-asian="12pt" style:font-name-complex="David CLM1" style:font-size-complex="12pt"/>
    </style:style>
    <style:style style:name="P36" style:family="paragraph" style:parent-style-name="Standard">
      <style:text-properties officeooo:rsid="04a13061" officeooo:paragraph-rsid="04a13061"/>
    </style:style>
    <style:style style:name="P37" style:family="paragraph" style:parent-style-name="Standard">
      <style:text-properties officeooo:rsid="04a28931" officeooo:paragraph-rsid="04a28931"/>
    </style:style>
    <style:style style:name="P38" style:family="paragraph" style:parent-style-name="Standard">
      <style:text-properties officeooo:rsid="04d0d5e3" officeooo:paragraph-rsid="04d0d5e3"/>
    </style:style>
    <style:style style:name="P39" style:family="paragraph" style:parent-style-name="Standard">
      <style:paragraph-properties fo:text-align="start" style:justify-single-word="false" style:writing-mode="lr-tb"/>
      <style:text-properties officeooo:rsid="04a28931" officeooo:paragraph-rsid="04a28931"/>
    </style:style>
    <style:style style:name="P40" style:family="paragraph" style:parent-style-name="כותרת_20_ותוכן_7e_LT_7e_Gliederung_20_1">
      <style:paragraph-properties fo:text-align="start" style:justify-single-word="false" style:writing-mode="lr-tb"/>
      <style:text-properties fo:font-size="12pt" fo:font-weight="normal" officeooo:rsid="04aefc2c" officeooo:paragraph-rsid="04b02afd" style:font-size-asian="12pt" style:font-weight-asian="normal" style:font-size-complex="12pt" style:font-weight-complex="normal"/>
    </style:style>
    <style:style style:name="P41" style:family="paragraph" style:parent-style-name="כותרת_20_ותוכן_7e_LT_7e_Gliederung_20_1">
      <style:paragraph-properties fo:text-align="start" style:justify-single-word="false" style:writing-mode="lr-tb"/>
      <style:text-properties fo:font-size="12pt" fo:font-weight="normal" officeooo:rsid="04b31825" officeooo:paragraph-rsid="04b31825" style:font-size-asian="12pt" style:font-weight-asian="normal" style:font-size-complex="12pt" style:font-weight-complex="normal"/>
    </style:style>
    <style:style style:name="P42" style:family="paragraph" style:parent-style-name="כותרת_20_ותוכן_7e_LT_7e_Gliederung_20_1">
      <style:paragraph-properties fo:text-align="start" style:justify-single-word="false" style:writing-mode="lr-tb"/>
      <style:text-properties style:font-name="Consolas" fo:font-size="12pt" fo:font-weight="normal" officeooo:rsid="04aefc2c" officeooo:paragraph-rsid="04ce931e" style:font-size-asian="12pt" style:font-weight-asian="normal" style:font-size-complex="12pt" style:font-weight-complex="normal"/>
    </style:style>
    <style:style style:name="P43" style:family="paragraph" style:parent-style-name="Text_20_body">
      <style:paragraph-properties fo:text-align="end" style:justify-single-word="false" style:writing-mode="rl-tb"/>
      <style:text-properties fo:font-size="12pt" officeooo:rsid="04ab5504" officeooo:paragraph-rsid="04ab5504" style:font-size-asian="12pt" style:font-size-complex="12pt"/>
    </style:style>
    <style:style style:name="P44" style:family="paragraph" style:parent-style-name="Text_20_body">
      <style:paragraph-properties fo:text-align="end" style:justify-single-word="false" style:writing-mode="rl-tb"/>
      <style:text-properties fo:font-size="12pt" fo:font-weight="normal" officeooo:rsid="04b31825" officeooo:paragraph-rsid="04b31825" style:font-size-asian="12pt" style:font-weight-asian="normal" style:font-size-complex="12pt" style:font-weight-complex="normal"/>
    </style:style>
    <style:style style:name="P45" style:family="paragraph" style:parent-style-name="Text_20_body">
      <style:paragraph-properties fo:text-align="end" style:justify-single-word="false" style:writing-mode="rl-tb"/>
      <style:text-properties fo:font-size="12pt" fo:font-style="italic" fo:font-weight="normal" officeooo:rsid="04b9b16d" officeooo:paragraph-rsid="04b9b16d" style:font-size-asian="12pt" style:font-style-asian="italic" style:font-weight-asian="normal" style:font-size-complex="12pt" style:font-style-complex="italic" style:font-weight-complex="normal"/>
    </style:style>
    <style:style style:name="P46" style:family="paragraph" style:parent-style-name="Text_20_body">
      <style:paragraph-properties fo:text-align="end" style:justify-single-word="false" style:writing-mode="rl-tb"/>
      <style:text-properties style:font-name="Consolas" fo:font-size="12pt" officeooo:rsid="04ad50fe" officeooo:paragraph-rsid="04ad50fe" style:font-size-asian="12pt" style:font-size-complex="12pt"/>
    </style:style>
    <style:style style:name="P47" style:family="paragraph" style:parent-style-name="Text_20_body">
      <style:paragraph-properties fo:text-align="end" style:justify-single-word="false" style:writing-mode="rl-tb"/>
      <style:text-properties style:font-name="Consolas" fo:font-size="12pt" officeooo:rsid="04aefc2c" officeooo:paragraph-rsid="04aefc2c" style:font-size-asian="12pt" style:font-size-complex="12pt"/>
    </style:style>
    <style:style style:name="P48" style:family="paragraph" style:parent-style-name="Text_20_body">
      <style:paragraph-properties fo:text-align="end" style:justify-single-word="false" style:writing-mode="rl-tb"/>
      <style:text-properties style:font-name="Consolas" fo:font-size="12pt" officeooo:rsid="04e36a88" officeooo:paragraph-rsid="04d2ac36" style:font-size-asian="12pt" style:font-name-complex="David CLM1" style:font-size-complex="12pt"/>
    </style:style>
    <style:style style:name="P49" style:family="paragraph" style:parent-style-name="Text_20_body">
      <style:paragraph-properties fo:text-align="end" style:justify-single-word="false" style:writing-mode="rl-tb"/>
      <style:text-properties style:font-name="Consolas" fo:font-size="12pt" fo:font-weight="normal" officeooo:rsid="04b02afd" officeooo:paragraph-rsid="04b02afd" style:font-size-asian="12pt" style:font-weight-asian="normal" style:font-size-complex="12pt" style:font-weight-complex="normal"/>
    </style:style>
    <style:style style:name="P50" style:family="paragraph" style:parent-style-name="Text_20_body">
      <style:paragraph-properties fo:text-align="end" style:justify-single-word="false" style:writing-mode="rl-tb"/>
      <style:text-properties style:font-name="Consolas" fo:font-size="12pt" fo:font-weight="normal" officeooo:rsid="04b19cde" officeooo:paragraph-rsid="04b19cde" style:font-size-asian="12pt" style:font-weight-asian="normal" style:font-size-complex="12pt" style:font-weight-complex="normal"/>
    </style:style>
    <style:style style:name="P51" style:family="paragraph" style:parent-style-name="Text_20_body">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52" style:family="paragraph" style:parent-style-name="Text_20_body">
      <style:paragraph-properties fo:text-align="end" style:justify-single-word="false" style:writing-mode="rl-tb"/>
      <style:text-properties officeooo:rsid="04d2ac36" officeooo:paragraph-rsid="04d2ac36"/>
    </style:style>
    <style:style style:name="P53" style:family="paragraph" style:parent-style-name="Text_20_body">
      <style:paragraph-properties fo:text-align="end" style:justify-single-word="false" style:writing-mode="rl-tb"/>
      <style:text-properties officeooo:rsid="04d9b344" officeooo:paragraph-rsid="04fe5cf0"/>
    </style:style>
    <style:style style:name="P54" style:family="paragraph" style:parent-style-name="Text_20_body">
      <style:paragraph-properties fo:text-align="end" style:justify-single-word="false" style:writing-mode="rl-tb"/>
      <style:text-properties officeooo:rsid="04dacaf5" officeooo:paragraph-rsid="04fe5cf0"/>
    </style:style>
    <style:style style:name="P55" style:family="paragraph" style:parent-style-name="Heading_20_3">
      <style:paragraph-properties fo:text-align="end" style:justify-single-word="false" style:writing-mode="rl-tb"/>
      <style:text-properties fo:font-size="16pt" fo:font-weight="bold" officeooo:rsid="04c7fb68" officeooo:paragraph-rsid="04c7fb68" style:font-size-asian="16pt" style:font-weight-asian="bold" style:font-size-complex="16pt" style:font-weight-complex="bold"/>
    </style:style>
    <style:style style:name="P56" style:family="paragraph" style:parent-style-name="Standard">
      <style:paragraph-properties fo:text-align="end" style:justify-single-word="false" style:writing-mode="rl-tb"/>
      <style:text-properties officeooo:rsid="04a2bd50" officeooo:paragraph-rsid="04a2bd50"/>
    </style:style>
    <style:style style:name="P57" style:family="paragraph" style:parent-style-name="Standard">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58" style:family="paragraph" style:parent-style-name="Standard">
      <style:paragraph-properties fo:text-align="end" style:justify-single-word="false" style:writing-mode="rl-tb"/>
      <style:text-properties officeooo:rsid="04d76e15" officeooo:paragraph-rsid="04fe5cf0"/>
    </style:style>
    <style:style style:name="P59" style:family="paragraph" style:parent-style-name="Standard">
      <style:paragraph-properties fo:text-align="end" style:justify-single-word="false" style:writing-mode="rl-tb"/>
      <style:text-properties officeooo:rsid="04d8ec25" officeooo:paragraph-rsid="04d8ec25"/>
    </style:style>
    <style:style style:name="P60" style:family="paragraph" style:parent-style-name="Standard">
      <style:paragraph-properties fo:text-align="end" style:justify-single-word="false" style:writing-mode="rl-tb"/>
      <style:text-properties officeooo:rsid="04d9b344" officeooo:paragraph-rsid="04fe5cf0"/>
    </style:style>
    <style:style style:name="P61" style:family="paragraph" style:parent-style-name="כותרת_20_ותוכן_7e_LT_7e_Gliederung_20_1">
      <style:text-properties fo:font-size="12pt" officeooo:rsid="04a13061" officeooo:paragraph-rsid="04a13061" style:font-size-asian="12pt" style:font-size-complex="12pt"/>
    </style:style>
    <style:style style:name="P62" style:family="paragraph" style:parent-style-name="כותרת_20_ותוכן_7e_LT_7e_Gliederung_20_1">
      <style:text-properties fo:font-size="12pt" officeooo:rsid="04a581bd" officeooo:paragraph-rsid="04a581bd" style:font-size-asian="12pt" style:font-size-complex="12pt"/>
    </style:style>
    <style:style style:name="P63" style:family="paragraph" style:parent-style-name="כותרת_20_ותוכן_7e_LT_7e_Gliederung_20_1">
      <style:text-properties fo:font-size="12pt" officeooo:paragraph-rsid="04d0d5e3" style:font-size-asian="12pt" style:font-size-complex="12pt"/>
    </style:style>
    <style:style style:name="P64" style:family="paragraph" style:parent-style-name="כותרת_20_ותוכן_7e_LT_7e_Gliederung_20_1">
      <style:text-properties fo:font-size="12pt" officeooo:rsid="04d0eec2" officeooo:paragraph-rsid="04d0eec2" style:font-size-asian="12pt" style:font-size-complex="12pt"/>
    </style:style>
    <style:style style:name="P65" style:family="paragraph" style:parent-style-name="כותרת_20_ותוכן_7e_LT_7e_Gliederung_20_1">
      <style:text-properties fo:font-size="12pt" officeooo:rsid="04d208b6" officeooo:paragraph-rsid="04d208b6" style:font-size-asian="12pt" style:font-size-complex="12pt"/>
    </style:style>
    <style:style style:name="P66" style:family="paragraph" style:parent-style-name="כותרת_20_ותוכן_7e_LT_7e_Gliederung_20_1">
      <style:text-properties style:font-name="Consolas" fo:font-size="12pt" officeooo:rsid="04d0eec2" officeooo:paragraph-rsid="04d0eec2" style:font-size-asian="12pt" style:font-size-complex="12pt"/>
    </style:style>
    <style:style style:name="P67"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fo:font-size="12pt" style:font-size-asian="12pt" style:font-size-complex="12pt"/>
    </style:style>
    <style:style style:name="P68"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style:font-name="Consolas" fo:font-size="12pt" style:font-size-asian="12pt" style:font-size-complex="12pt"/>
    </style:style>
    <style:style style:name="P69"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d8b1" officeooo:paragraph-rsid="04b5d8b1" style:font-size-asian="12pt" style:font-weight-asian="normal" style:font-size-complex="12pt" style:font-weight-complex="normal"/>
    </style:style>
    <style:style style:name="P70"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e863" officeooo:paragraph-rsid="04b5e863" style:font-size-asian="12pt" style:font-weight-asian="normal" style:font-size-complex="12pt" style:font-weight-complex="normal"/>
    </style:style>
    <style:style style:name="P71"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Consolas" fo:font-size="12pt" fo:font-weight="normal" officeooo:rsid="04b5e863" officeooo:paragraph-rsid="04b5e863" style:font-size-asian="12pt" style:font-weight-asian="normal" style:font-size-complex="12pt" style:font-weight-complex="normal"/>
    </style:style>
    <style:style style:name="P72" style:family="paragraph" style:parent-style-name="Heading_20_3">
      <style:text-properties officeooo:rsid="04d45578" officeooo:paragraph-rsid="04fe5cf0"/>
    </style:style>
    <style:style style:name="P73" style:family="paragraph" style:parent-style-name="Heading_20_3">
      <style:text-properties officeooo:rsid="04fbb5af" officeooo:paragraph-rsid="04fbb5af"/>
    </style:style>
    <style:style style:name="P74" style:family="paragraph" style:parent-style-name="כותרת_20_ותוכן_7e_LT_7e_Gliederung_20_1">
      <style:paragraph-properties fo:margin-top="0.078in" fo:margin-bottom="0in" loext:contextual-spacing="false" fo:text-align="start" style:justify-single-word="false" style:writing-mode="lr-tb"/>
      <style:text-properties officeooo:rsid="04d45578" officeooo:paragraph-rsid="04fe5cf0"/>
    </style:style>
    <style:style style:name="P75" style:family="paragraph" style:parent-style-name="כותרת_20_ותוכן_7e_LT_7e_Gliederung_20_1">
      <style:paragraph-properties fo:margin-top="0.078in" fo:margin-bottom="0in" loext:contextual-spacing="false" fo:text-align="start" style:justify-single-word="false" style:writing-mode="lr-tb"/>
      <style:text-properties officeooo:rsid="04d45578" officeooo:paragraph-rsid="0505f4de"/>
    </style:style>
    <style:style style:name="P76" style:family="paragraph" style:parent-style-name="כותרת_20_ותוכן_7e_LT_7e_Gliederung_20_1">
      <style:paragraph-properties fo:margin-top="0.078in" fo:margin-bottom="0in" loext:contextual-spacing="false" fo:text-align="start" style:justify-single-word="false" style:writing-mode="lr-tb"/>
      <style:text-properties officeooo:rsid="04d76e15" officeooo:paragraph-rsid="04fe5cf0"/>
    </style:style>
    <style:style style:name="P77" style:family="paragraph" style:parent-style-name="כותרת_20_ותוכן_7e_LT_7e_Gliederung_20_1">
      <style:paragraph-properties fo:margin-top="0.078in" fo:margin-bottom="0in" loext:contextual-spacing="false" fo:text-align="end" style:justify-single-word="false" style:writing-mode="rl-tb"/>
      <style:text-properties officeooo:rsid="04dacaf5" officeooo:paragraph-rsid="04fe5cf0" style:font-name-complex="David CLM1"/>
    </style:style>
    <style:style style:name="P78" style:family="paragraph" style:parent-style-name="Text_20_body" style:list-style-name="L1">
      <style:text-properties officeooo:rsid="04b8121c" officeooo:paragraph-rsid="04b8121c"/>
    </style:style>
    <style:style style:name="P79" style:family="paragraph" style:parent-style-name="Text_20_body" style:list-style-name="L1">
      <style:text-properties officeooo:rsid="04b81866" officeooo:paragraph-rsid="04b81866"/>
    </style:style>
    <style:style style:name="P80" style:family="paragraph" style:parent-style-name="Text_20_body" style:list-style-name="L3">
      <style:text-properties officeooo:paragraph-rsid="03f4cd97"/>
    </style:style>
    <style:style style:name="P81" style:family="paragraph" style:parent-style-name="Text_20_body">
      <style:text-properties officeooo:rsid="02d00e5f" officeooo:paragraph-rsid="05135141"/>
    </style:style>
    <style:style style:name="P82" style:family="paragraph" style:parent-style-name="Text_20_body">
      <style:paragraph-properties fo:text-align="end" style:justify-single-word="false" style:writing-mode="rl-tb"/>
      <style:text-properties style:font-name="Consolas" fo:font-size="12pt" officeooo:rsid="05173bce" officeooo:paragraph-rsid="04b9b16d" style:font-size-asian="12pt" style:font-name-complex="David CLM1" style:font-size-complex="12pt"/>
    </style:style>
    <style:style style:name="P83" style:family="paragraph" style:parent-style-name="Heading_20_1">
      <style:text-properties officeooo:rsid="0453d4d8" officeooo:paragraph-rsid="0453d4d8"/>
    </style:style>
    <style:style style:name="P84" style:family="paragraph" style:parent-style-name="Heading_20_2" style:list-style-name="L2">
      <style:text-properties style:font-name="Consolas" fo:font-size="12pt" officeooo:rsid="04e36a88" officeooo:paragraph-rsid="04fe5cf0" style:font-size-asian="12pt" style:font-name-complex="David CLM1" style:font-size-complex="12pt"/>
    </style:style>
    <style:style style:name="P85" style:family="paragraph" style:parent-style-name="Heading_20_2" style:list-style-name="L2">
      <style:text-properties officeooo:rsid="04e36a88" officeooo:paragraph-rsid="04fe5cf0"/>
    </style:style>
    <style:style style:name="T1" style:family="text">
      <style:text-properties fo:font-weight="bold" style:font-weight-asian="bold" style:font-weight-complex="bold"/>
    </style:style>
    <style:style style:name="T2" style:family="text">
      <style:text-properties officeooo:rsid="033bd0c4"/>
    </style:style>
    <style:style style:name="T3" style:family="text">
      <style:text-properties officeooo:rsid="0453d4d8"/>
    </style:style>
    <style:style style:name="T4" style:family="text">
      <style:text-properties fo:color="#0000ff" style:font-name="Consolas"/>
    </style:style>
    <style:style style:name="T5" style:family="text">
      <style:text-properties fo:color="#0000ff" style:font-name="Consolas" fo:font-size="12pt" style:font-size-asian="12pt" style:font-size-complex="12pt"/>
    </style:style>
    <style:style style:name="T6" style:family="text">
      <style:text-properties fo:color="#0000ff" style:font-name="Consolas" fo:font-size="12pt" officeooo:rsid="04dacaf5" style:font-size-asian="12pt" style:font-size-complex="12pt"/>
    </style:style>
    <style:style style:name="T7" style:family="text">
      <style:text-properties fo:color="#0000ff" style:font-name="Consolas" fo:font-size="12pt" officeooo:rsid="0506db9e" style:font-size-asian="12pt" style:font-size-complex="12pt"/>
    </style:style>
    <style:style style:name="T8" style:family="text">
      <style:text-properties style:font-name="Consolas"/>
    </style:style>
    <style:style style:name="T9" style:family="text">
      <style:text-properties style:font-name="Consolas" fo:font-weight="bold" style:font-weight-asian="bold"/>
    </style:style>
    <style:style style:name="T10" style:family="text">
      <style:text-properties style:font-name="Consolas" fo:font-weight="bold" style:font-weight-asian="bold" style:font-weight-complex="bold"/>
    </style:style>
    <style:style style:name="T11" style:family="text">
      <style:text-properties style:font-name="Consolas" officeooo:rsid="04aa1cf9"/>
    </style:style>
    <style:style style:name="T12" style:family="text">
      <style:text-properties style:font-name="Consolas" officeooo:rsid="04ad50fe"/>
    </style:style>
    <style:style style:name="T13" style:family="text">
      <style:text-properties style:font-name="Consolas" officeooo:rsid="04b02afd"/>
    </style:style>
    <style:style style:name="T14" style:family="text">
      <style:text-properties style:font-name="Consolas" officeooo:rsid="04b46740"/>
    </style:style>
    <style:style style:name="T15" style:family="text">
      <style:text-properties style:font-name="Consolas" officeooo:rsid="04b7d2bf"/>
    </style:style>
    <style:style style:name="T16" style:family="text">
      <style:text-properties style:font-name="Consolas" officeooo:rsid="04af5c84"/>
    </style:style>
    <style:style style:name="T17" style:family="text">
      <style:text-properties style:font-name="Consolas" officeooo:rsid="04b91fbf"/>
    </style:style>
    <style:style style:name="T18" style:family="text">
      <style:text-properties style:font-name="Consolas" officeooo:rsid="04ce931e"/>
    </style:style>
    <style:style style:name="T19" style:family="text">
      <style:text-properties style:font-name="Consolas" officeooo:rsid="04cf0b0c"/>
    </style:style>
    <style:style style:name="T20" style:family="text">
      <style:text-properties style:font-name="Consolas" officeooo:rsid="04cfc10b"/>
    </style:style>
    <style:style style:name="T21" style:family="text">
      <style:text-properties style:font-name="Consolas" officeooo:rsid="04d02943"/>
    </style:style>
    <style:style style:name="T22" style:family="text">
      <style:text-properties style:font-name="Consolas" officeooo:rsid="04d0eec2"/>
    </style:style>
    <style:style style:name="T23" style:family="text">
      <style:text-properties style:font-name="Consolas" officeooo:rsid="04d0d5e3"/>
    </style:style>
    <style:style style:name="T24" style:family="text">
      <style:text-properties style:font-name="Consolas" officeooo:rsid="04d208b6"/>
    </style:style>
    <style:style style:name="T25" style:family="text">
      <style:text-properties style:font-name="Consolas" fo:font-size="12pt" style:font-size-asian="12pt" style:font-size-complex="12pt"/>
    </style:style>
    <style:style style:name="T26" style:family="text">
      <style:text-properties style:font-name="Consolas" fo:font-size="12pt" officeooo:rsid="04d9b344" style:font-size-asian="12pt" style:font-size-complex="12pt"/>
    </style:style>
    <style:style style:name="T27" style:family="text">
      <style:text-properties style:font-name="Consolas" fo:font-size="12pt" officeooo:rsid="04dacaf5" style:font-size-asian="12pt" style:font-size-complex="12pt"/>
    </style:style>
    <style:style style:name="T28" style:family="text">
      <style:text-properties style:font-name="Consolas" fo:font-size="12pt" officeooo:rsid="04dc2f54" style:font-size-asian="12pt" style:font-size-complex="12pt"/>
    </style:style>
    <style:style style:name="T29" style:family="text">
      <style:text-properties style:font-name="Consolas" fo:font-size="12pt" officeooo:rsid="04dcec13" style:font-size-asian="12pt" style:font-size-complex="12pt"/>
    </style:style>
    <style:style style:name="T30" style:family="text">
      <style:text-properties style:font-name="Consolas" fo:font-size="12pt" officeooo:rsid="04dfd8ed" style:font-size-asian="12pt" style:font-size-complex="12pt"/>
    </style:style>
    <style:style style:name="T31" style:family="text">
      <style:text-properties style:font-name="Consolas" fo:font-size="12pt" style:font-size-asian="12pt" style:font-name-complex="David CLM1" style:font-size-complex="12pt"/>
    </style:style>
    <style:style style:name="T32" style:family="text">
      <style:text-properties style:font-name="Consolas" fo:font-size="12pt" officeooo:rsid="04dacaf5" style:font-size-asian="12pt" style:font-name-complex="David CLM1" style:font-size-complex="12pt"/>
    </style:style>
    <style:style style:name="T33" style:family="text">
      <style:text-properties style:font-name="Consolas" fo:font-size="12pt" officeooo:rsid="04e36a88" style:font-size-asian="12pt" style:font-name-complex="David CLM1" style:font-size-complex="12pt"/>
    </style:style>
    <style:style style:name="T34" style:family="text">
      <style:text-properties style:font-name="Consolas" fo:font-size="12pt" officeooo:rsid="04e6d15b" style:font-size-asian="12pt" style:font-name-complex="David CLM1" style:font-size-complex="12pt"/>
    </style:style>
    <style:style style:name="T35" style:family="text">
      <style:text-properties style:font-name="Consolas" fo:font-size="12pt" officeooo:rsid="04e8bfc6" style:font-size-asian="12pt" style:font-name-complex="David CLM1" style:font-size-complex="12pt"/>
    </style:style>
    <style:style style:name="T36" style:family="text">
      <style:text-properties style:font-name="Consolas" fo:font-size="12pt" officeooo:rsid="04ed226f" style:font-size-asian="12pt" style:font-name-complex="David CLM1" style:font-size-complex="12pt"/>
    </style:style>
    <style:style style:name="T37" style:family="text">
      <style:text-properties style:font-name="Consolas" fo:font-size="12pt" officeooo:rsid="04eee793" style:font-size-asian="12pt" style:font-name-complex="David CLM1" style:font-size-complex="12pt"/>
    </style:style>
    <style:style style:name="T38" style:family="text">
      <style:text-properties style:font-name="Consolas" fo:font-size="12pt" officeooo:rsid="04efbbf1" style:font-size-asian="12pt" style:font-name-complex="David CLM1" style:font-size-complex="12pt"/>
    </style:style>
    <style:style style:name="T39" style:family="text">
      <style:text-properties style:font-name="Consolas" fo:font-size="12pt" officeooo:rsid="04f0d3f1" style:font-size-asian="12pt" style:font-name-complex="David CLM1" style:font-size-complex="12pt"/>
    </style:style>
    <style:style style:name="T40" style:family="text">
      <style:text-properties style:font-name="Consolas" fo:font-size="12pt" officeooo:rsid="04f40942" style:font-size-asian="12pt" style:font-name-complex="David CLM1" style:font-size-complex="12pt"/>
    </style:style>
    <style:style style:name="T41" style:family="text">
      <style:text-properties style:font-name="Consolas" fo:font-size="12pt" officeooo:rsid="04f41080" style:font-size-asian="12pt" style:font-name-complex="David CLM1" style:font-size-complex="12pt"/>
    </style:style>
    <style:style style:name="T42" style:family="text">
      <style:text-properties style:font-name="Consolas" fo:font-size="12pt" officeooo:rsid="04f4b71b" style:font-size-asian="12pt" style:font-name-complex="David CLM1" style:font-size-complex="12pt"/>
    </style:style>
    <style:style style:name="T43" style:family="text">
      <style:text-properties style:font-name="Consolas" fo:font-size="12pt" officeooo:rsid="04f6218c" style:font-size-asian="12pt" style:font-name-complex="David CLM1" style:font-size-complex="12pt"/>
    </style:style>
    <style:style style:name="T44" style:family="text">
      <style:text-properties style:font-name="Consolas" fo:font-size="12pt" officeooo:rsid="04f74afe" style:font-size-asian="12pt" style:font-name-complex="David CLM1" style:font-size-complex="12pt"/>
    </style:style>
    <style:style style:name="T45" style:family="text">
      <style:text-properties style:font-name="Consolas" fo:font-size="12pt" officeooo:rsid="04f9fdc4" style:font-size-asian="12pt" style:font-name-complex="David CLM1" style:font-size-complex="12pt"/>
    </style:style>
    <style:style style:name="T46" style:family="text">
      <style:text-properties style:font-name="Consolas" fo:font-size="12pt" officeooo:rsid="0502fc0c" style:font-size-asian="12pt" style:font-name-complex="David CLM1" style:font-size-complex="12pt"/>
    </style:style>
    <style:style style:name="T47" style:family="text">
      <style:text-properties style:font-name="Consolas" fo:font-size="12pt" officeooo:rsid="0508db33" style:font-size-asian="12pt" style:font-name-complex="David CLM1" style:font-size-complex="12pt"/>
    </style:style>
    <style:style style:name="T48" style:family="text">
      <style:text-properties style:font-name="Consolas" fo:font-size="12pt" officeooo:rsid="050a0f88" style:font-size-asian="12pt" style:font-name-complex="David CLM1" style:font-size-complex="12pt"/>
    </style:style>
    <style:style style:name="T49" style:family="text">
      <style:text-properties style:font-name="Consolas" fo:font-size="12pt" officeooo:rsid="050a9741" style:font-size-asian="12pt" style:font-name-complex="David CLM1" style:font-size-complex="12pt"/>
    </style:style>
    <style:style style:name="T50" style:family="text">
      <style:text-properties style:font-name="Consolas" fo:font-size="12pt" officeooo:rsid="050bd0f5" style:font-size-asian="12pt" style:font-name-complex="David CLM1" style:font-size-complex="12pt"/>
    </style:style>
    <style:style style:name="T51" style:family="text">
      <style:text-properties style:font-name="Consolas" fo:font-size="12pt" officeooo:rsid="050c5105" style:font-size-asian="12pt" style:font-name-complex="David CLM1" style:font-size-complex="12pt"/>
    </style:style>
    <style:style style:name="T52" style:family="text">
      <style:text-properties style:font-name="Consolas" fo:font-size="12pt" officeooo:rsid="05134640" style:font-size-asian="12pt" style:font-name-complex="David CLM1" style:font-size-complex="12pt"/>
    </style:style>
    <style:style style:name="T53" style:family="text">
      <style:text-properties style:font-name="Consolas" fo:font-size="12pt" fo:font-weight="bold" style:font-size-asian="12pt" style:font-weight-asian="bold" style:font-name-complex="David CLM1" style:font-size-complex="12pt" style:font-weight-complex="bold"/>
    </style:style>
    <style:style style:name="T54" style:family="text">
      <style:text-properties style:font-name="Consolas" fo:font-size="12pt" fo:font-weight="bold" officeooo:rsid="04f9fdc4" style:font-size-asian="12pt" style:font-weight-asian="bold" style:font-name-complex="David CLM1" style:font-size-complex="12pt" style:font-weight-complex="bold"/>
    </style:style>
    <style:style style:name="T55" style:family="text">
      <style:text-properties style:font-name="Consolas" fo:font-size="12pt" fo:font-weight="normal" style:font-size-asian="12pt" style:font-weight-asian="normal" style:font-name-complex="David CLM1" style:font-size-complex="12pt" style:font-weight-complex="normal"/>
    </style:style>
    <style:style style:name="T56" style:family="text">
      <style:text-properties style:font-name="Consolas" fo:font-size="12pt" fo:font-style="italic" style:font-size-asian="12pt" style:font-style-asian="italic" style:font-name-complex="David CLM1" style:font-size-complex="12pt" style:font-style-complex="italic"/>
    </style:style>
    <style:style style:name="T57" style:family="text">
      <style:text-properties style:font-name="Consolas" fo:font-size="12pt" fo:font-style="italic" officeooo:rsid="050a0f88" style:font-size-asian="12pt" style:font-style-asian="italic" style:font-name-complex="David CLM1" style:font-size-complex="12pt" style:font-style-complex="italic"/>
    </style:style>
    <style:style style:name="T58" style:family="text">
      <style:text-properties style:font-name="Consolas" officeooo:rsid="04d2183e"/>
    </style:style>
    <style:style style:name="T59" style:family="text">
      <style:text-properties officeooo:rsid="04a22748"/>
    </style:style>
    <style:style style:name="T60" style:family="text">
      <style:text-properties officeooo:rsid="04a4b29e"/>
    </style:style>
    <style:style style:name="T61" style:family="text">
      <style:text-properties officeooo:rsid="04a581bd"/>
    </style:style>
    <style:style style:name="T62" style:family="text">
      <style:text-properties fo:color="#ff0000" style:font-name="Consolas" fo:font-weight="bold" style:font-weight-asian="bold"/>
    </style:style>
    <style:style style:name="T63" style:family="text">
      <style:text-properties fo:color="#ff0000" style:font-name="Consolas" fo:font-weight="bold" officeooo:rsid="04ce931e" style:font-weight-asian="bold"/>
    </style:style>
    <style:style style:name="T64" style:family="text">
      <style:text-properties officeooo:rsid="04ab5504"/>
    </style:style>
    <style:style style:name="T65" style:family="text">
      <style:text-properties officeooo:rsid="04af5c84"/>
    </style:style>
    <style:style style:name="T66" style:family="text">
      <style:text-properties officeooo:rsid="04b02afd"/>
    </style:style>
    <style:style style:name="T67" style:family="text">
      <style:text-properties officeooo:rsid="04b81866"/>
    </style:style>
    <style:style style:name="T68" style:family="text">
      <style:text-properties officeooo:rsid="04c912b7"/>
    </style:style>
    <style:style style:name="T69" style:family="text">
      <style:text-properties fo:color="#800080" style:font-name="Consolas" fo:font-size="12pt" officeooo:rsid="04d76e15" style:font-size-asian="12pt" style:font-size-complex="12pt"/>
    </style:style>
    <style:style style:name="T70" style:family="text">
      <style:text-properties fo:color="#800080" style:font-name="Consolas" fo:font-size="12pt" officeooo:rsid="04dacaf5" style:font-size-asian="12pt" style:font-size-complex="12pt"/>
    </style:style>
    <style:style style:name="T71" style:family="text">
      <style:text-properties officeooo:rsid="04d76e15"/>
    </style:style>
    <style:style style:name="T72" style:family="text">
      <style:text-properties style:use-window-font-color="true" style:font-name="Consolas" fo:font-size="12pt" style:font-size-asian="12pt" style:font-size-complex="12pt"/>
    </style:style>
    <style:style style:name="T73" style:family="text">
      <style:text-properties officeooo:rsid="04dacaf5"/>
    </style:style>
    <style:style style:name="T74" style:family="text">
      <style:text-properties officeooo:rsid="04dcec13"/>
    </style:style>
    <style:style style:name="T75" style:family="text">
      <style:text-properties officeooo:rsid="05033681"/>
    </style:style>
    <style:style style:name="T76" style:family="text">
      <style:text-properties officeooo:rsid="05052be0"/>
    </style:style>
    <style:style style:name="T77" style:family="text">
      <style:text-properties officeooo:rsid="050fce88"/>
    </style:style>
    <style:style style:name="T78" style:family="text">
      <style:text-properties officeooo:rsid="051168f2"/>
    </style:style>
    <style:style style:name="T79" style:family="text">
      <style:text-properties officeooo:rsid="05154b7b"/>
    </style:style>
    <style:style style:name="T80" style:family="text">
      <style:text-properties officeooo:rsid="0515d7b5"/>
    </style:style>
    <style:style style:name="T81" style:family="text">
      <style:text-properties officeooo:rsid="05165828"/>
    </style:style>
    <style:style style:name="T82" style:family="text">
      <style:text-properties officeooo:rsid="05184f9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ירושה<text:span text:style-name="T68"> למתקדמים</text:span></text:h>
      <text:p text:style-name="Heading_20_2">הסתרת שיטות</text:p>
      <text:p text:style-name="P4">נניח שבמחלקת הבסיס יש פונקציה f המקבלת פרמטר bool.</text:p>
      <text:p text:style-name="P4">במחלקה היורשת יש פונקציה f המקבלת פרמטר int.</text:p>
      <text:p text:style-name="P4">לכאורה אלו שתי שיטות שונות - יש כאן העמסה ולא החלפה.</text:p>
      <text:p text:style-name="P4">הבעיה היא, שהקומפיילר אוטומטית ממיר bool ל-int. לכן, אם ניצור עצם מהמחלקה היורשת ונקרא ל-f עם true, הקומפיילר ימיר אותו ל-1 ויקרא לשיטה המחליפה - <text:span text:style-name="T59">השיטה </text:span>המחליפה למעשה מסתירה את <text:span text:style-name="T59">השיטה הבסיסית</text:span> ולא מאפשרת לקרוא לה<text:span text:style-name="T59"> ישירות</text:span>.</text:p>
      <text:p text:style-name="P4">פתרון אפשרי הוא, במקום לקרוא לשיטה f לקרוא לשיטה Base::f, למשל:</text:p>
      <text:p text:style-name="P61"><text:span text:style-name="T8"><text:tab/>d.</text:span><text:span text:style-name="T9">Base::f</text:span><text:span text:style-name="T8">(</text:span><text:span text:style-name="T4">true</text:span><text:span text:style-name="T8">);</text:span></text:p>
      <text:p text:style-name="P36">הבעיה, שבמקרה כזה הקומפיילר תמיד יקרא לשיטה של מחלקת הבסיס - גם אם נעביר 5, הוא ימיר אותו ל-true ויקרא לשיטת הבסיס.</text:p>
      <text:p text:style-name="P36"/>
      <text:p text:style-name="P37">מה עושים כדי שהקומפיילר יבחר את השיטה המתאימה לפי סוג הארגומנט? </text:p>
      <text:p text:style-name="P37">-- מוסיפים במחלקה היורשת את ההוראה:</text:p>
      <text:p text:style-name="P39">using Base::f</text:p>
      <text:p text:style-name="P56">זה אומר לקומפיילר, שאנחנו רוצים שבמחלקה היורשת יהיו שתי פונקציות בשם f באותה דרגת חשיבות, כך שהוא יבחר ביניהן רק לפי סוג הארגומנט.</text:p>
      <text:p text:style-name="P56"/>
      <text:p text:style-name="P59">ראו דוגמה בתיקיה 1.</text:p>
      <text:p text:style-name="Heading_20_2">ירושה כפולה</text:p>
      <text:p text:style-name="Text_20_body">ב<text:span text:style-name="T60">שפת ++C, בניגוד לג'אבה, מחלקה אחת יכולה לרשת שתי מחלקות או יותר. </text:span></text:p>
      <text:p text:style-name="P5">דוגמה לשימוש: יש לנו מחלקה המייצגת קובץ קלט ומחלקה המייצגת קובץ פלט. אנחנו רוצים מחלקה המייצגת קובץ שיכול לשמש גם לקלט וגם לפלט.<text:span text:style-name="T61"> </text:span></text:p>
      <text:p text:style-name="P6">איך עושים את זה? פשוט:</text:p>
      <text:p text:style-name="P62"><text:span text:style-name="T4">class </text:span><text:span text:style-name="T18">I</text:span><text:span text:style-name="T8">oFile: </text:span><text:span text:style-name="T62">public </text:span><text:span text:style-name="T63">I</text:span><text:span text:style-name="T62">nputFile, public </text:span><text:span text:style-name="T63">O</text:span><text:span text:style-name="T62">utputFile</text:span><text:span text:style-name="T8">{...}</text:span></text:p>
      <text:p text:style-name="Text_20_body">סדר הבניה והפירוק יהיה לפי הסדר שבו כותבים את המחלקות<text:span text:style-name="T64"> בשורה של הירושה (במקרה זה, InputFile ואז OutputFile).</text:span></text:p>
      <text:p text:style-name="P43"><text:span text:style-name="T11">מ</text:span><text:span text:style-name="T8">ה קורה </text:span><text:span text:style-name="T12">אם יש שיטה המופיעה בשתי המחלקות המורישות (עם אותה חתימה בדיוק)?</text:span></text:p>
      <text:p text:style-name="P46">- במקרה זה הקומפיילר לא יאפשר לנו לקרוא לשיטה הזו - יש כאן אי-בהירות. בדיוק כמו שקורה כשמנסים לגשת לפונקציה מועמסת עם כמה אפשרויות והקומפיילר לא יודע לבחור ביניהן.</text:p>
      <text:p text:style-name="P47">פתרון אפשרי הוא לקרוא ישירות לשיטה שאנחנו רוצים, בעזרת אופרטור ארבע נקודות. למשל, אם בשתי המחלקות המורישות יש שיטה בשם open, אנחנו יכולים לבחור בפירוש למי לקרוא:</text:p>
      <text:p text:style-name="P42">f.<text:span text:style-name="T64">InputFile</text:span>::open(); </text:p>
      <text:p text:style-name="Heading_20_2">ירוש<text:span text:style-name="T65">ת יהלום וירושה וירטואלית</text:span></text:p>
      <text:p text:style-name="P8">ירושת-יהלום היא מצב שבו יש מחלקת בסיס (למשל "קובץ"), שתי מחלקות שיורשות אותה (למשל "קובץ קלט", "קובץ פלט"), ומחלקה רביעית שיורשת את שתיהן ("קובץ קלט ופלט"). <text:s/></text:p>
      <text:p text:style-name="P9">במחלקה הרביעית הזאת, יש <text:span text:style-name="T1">שני </text:span>עותקים של מחלקת הבסיס. זה אומר שכל השדות של מחלקת הבסיס מופיעים פעמיים, וכל השיטות מופיעות פעמיים</text:p>
      <text:p text:style-name="P7">שוב נוצרת כאן אי-בהירות שאפשר לפתור כמו קודם - ע"י פניה ישירות <text:span text:style-name="T66">לשדה או </text:span>לשיטה <text:span text:style-name="T66">המגיעים </text:span>מאחד משני הצדדים.<text:span text:style-name="T66"> למשל, אפשר לשנות את שם הקובץ ע"י שינוי המשתנה </text:span></text:p>
      <text:p text:style-name="P40"><text:span text:style-name="T8">f.</text:span><text:span text:style-name="T19">I</text:span><text:span text:style-name="T8">nputFile::</text:span><text:span text:style-name="T13">name</text:span></text:p>
      <text:p text:style-name="P49">אבל זה לא ישפיע על המשתנה </text:p>
      <text:p text:style-name="P40"><text:span text:style-name="T8">f.</text:span><text:span text:style-name="T19">O</text:span><text:span text:style-name="T13">utput</text:span><text:span text:style-name="T8">File::</text:span><text:span text:style-name="T13">name</text:span></text:p>
      <text:p text:style-name="P50">אלה שני משתנים שונים.</text:p>
      <text:p text:style-name="P44"><text:span text:style-name="T8">פתרון אחר הוא להגדיר את הירושות </text:span><text:span text:style-name="T14">של מחלקת הבסיס </text:span><text:span text:style-name="T8">כוירטואליות, באופן הבא:</text:span></text:p>
      <text:p text:style-name="P41"><text:span text:style-name="T4">struct </text:span><text:span text:style-name="T20">I</text:span><text:span text:style-name="T8">nputFile : </text:span><text:span text:style-name="T4">virtual</text:span><text:span text:style-name="T8"> </text:span><text:span text:style-name="T4">public</text:span><text:span text:style-name="T8"> </text:span><text:span text:style-name="T20">F</text:span><text:span text:style-name="T8">ile {</text:span></text:p>
      <text:p text:style-name="P67"><text:span text:style-name="T8"><text:s text:c="2"/></text:span><text:span text:style-name="T4">void</text:span><text:span text:style-name="T8"> read();</text:span></text:p>
      <text:p text:style-name="P68">};</text:p>
      <text:p text:style-name="P67"><text:span text:style-name="T4">struct </text:span><text:span text:style-name="T20">O</text:span><text:span text:style-name="T8">utputFile : </text:span><text:span text:style-name="T4">virtual</text:span><text:span text:style-name="T8"> </text:span><text:span text:style-name="T4">public</text:span><text:span text:style-name="T8"> </text:span><text:span text:style-name="T20">F</text:span><text:span text:style-name="T8">ile {</text:span></text:p>
      <text:p text:style-name="P67"><text:span text:style-name="T8"><text:s text:c="2"/></text:span><text:span text:style-name="T4">void</text:span><text:span text:style-name="T8"> write();</text:span></text:p>
      <text:p text:style-name="P68">};</text:p>
      <text:p text:style-name="P69"><text:span text:style-name="T8">במקרה זה, במחלקה הרביעית, הקומפיילר ייצר רק עותק </text:span><text:span text:style-name="T10">אחד </text:span><text:span text:style-name="T8">של מחלקת הבסיס (</text:span><text:span text:style-name="T21">F</text:span><text:span text:style-name="T8">ile). לא תהיה אי-בהירות - יהיה רק עותק אחד מכל שיטה ומכל שדה.</text:span></text:p>
      <text:p text:style-name="P71"/>
      <text:p text:style-name="P71">בעיה נוספת בירושת יהלום היא כשבונים את המחלקה הרביעית. באופן טבעי, הבנאי קורא לשני הבנאים של המחלקה השניה והשלישית, וכל אחד מהם קורא לבנאי של מחלקת הבסיס. יוצא שמחלקת הבסיס נבנית פעמיים - שגיאה לוגית.</text:p>
      <text:p text:style-name="P70"><text:span text:style-name="T8">הפתרון: הבנ</text:span><text:span text:style-name="T15">אי של המחלקה הרביעית צריך לקרוא ישירות לבנאי של מחלקת הבסיס - לפני שהוא קורא לבנאים הקודמים. כך הקומפיילר בונה קודם-כל את מחלקת הבסיס, ואז את שתי המחלקות היורשות - ולא בונה שוב את מחלקת-הבסיס.</text:span></text:p>
      <text:p text:style-name="Heading_20_2"><text:span text:style-name="T16">י</text:span><text:span text:style-name="T8">רושה כפולה - כן או לא?</text:span></text:p>
      <text:p text:style-name="P10">בגלל כל הבעיות הנגרמות ע"י ירושה כפולה, ישנן שפות רבות שאינן מאפשרות זאת, למשל, Java. </text:p>
      <text:p text:style-name="P10">בעבר היו ויכוחים סוערים בין תומכי ++C לתומכי Java בשאלה אם ירושה כפולה היא טובה או לא. כיום הדעות מעט התמתנו:</text:p>
      <text:list xml:id="list865568753" text:style-name="L1">
        <text:list-item>
          <text:p text:style-name="P78">מצד אחד, מומחים ל-++C<text:span text:style-name="T67"> ממליצים להשתמש בירושה כפולה רק כאשר רוב המחלקות המורישות הן וירטואליות-טהורות - בלי שדות. "ירושה כפולה" מסוג זה אפשרית גם בג'אבה - כל מחלקה יכולה לממש הרבה ממשקים.</text:span></text:p>
        </text:list-item>
        <text:list-item>
          <text:p text:style-name="P79">מצד שני, ב-Java החל מגירסה 8 יש אפשרות לשים בממשקים שיטות עם מימוש ברירת-מחדל (בעזרת מילת המפתח default). כך, כשמחלקה מממשת כמה ממשקים, היא נהנית מחלק מהיתרונות של ירושה כפולה.</text:p>
        </text:list-item>
      </text:list>
      <text:p text:style-name="Heading_20_2"><text:span text:style-name="T8">סדר </text:span><text:span text:style-name="T17">בניה </text:span></text:p>
      <text:p text:style-name="P57">אם יש ירושה וירטואלית במקום כלשהו בהיררכיה - קודם-כל נבנות מחלקות הבסיס הוירטואליות. <text:s/>הן נבנות לפי הסדר שבו הן מופיעות בסיור עומק-תחילה (depth-first search), ובכל רמה - לפי סדר הכתיבה בשורת הירושה.</text:p>
      <text:p text:style-name="P57"/>
      <text:p text:style-name="P51">אחרי שכל מחלקות-הבסיס-הוירטואליות בנויות, מתחילים לבנות את שאר המחלקות - מהבסיסיות ליורשות - לפי סדר הכתיבה בשורת הירושה.</text:p>
      <text:p text:style-name="P45"><text:span text:style-name="T10">שאלה</text:span><text:span text:style-name="T8">: האם אפשר להשתמש בקומפיילר כדי לפתור בעיות בתורת הגרפים? למשל, נתון גרף ורוצים לעבור עליו בסדר DFS. יוצרים עץ מחלקות המשקף את הגרף וקוראים לקומפיילר...</text:span></text:p>
      <text:p text:style-name="P82"/>
      <text:p text:style-name="P18">מקורות</text:p>
      <text:list xml:id="list1078443245" text:style-name="L3">
        <text:list-item>
          <text:p text:style-name="P80">מצג<text:span text:style-name="T3">ו</text:span>ת של<text:span text:style-name="T2"> </text:span>אופיר פלא<text:span text:style-name="T3"> ומירי בן-ניסן.</text:span></text:p>
        </text:list-item>
      </text:list>
      <text:p text:style-name="P81"/>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8T11:05:42.854353185</dc:date>
    <meta:editing-duration>P12DT6H2M53S</meta:editing-duration>
    <meta:editing-cycles>1187</meta:editing-cycles>
    <meta:document-statistic meta:table-count="0" meta:image-count="0" meta:object-count="0" meta:page-count="1" meta:paragraph-count="56" meta:word-count="707" meta:character-count="4055" meta:non-whitespace-character-count="3391"/>
  </office:meta>
</office:document-meta>
</file>